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2.00pt" fo:font-weight="bold" fo:font-family="'Liberation Serif'" style:font-family-asian="'Liberation Serif'" style:font-family-complex="'Liberation Serif'" fo:background-color="transparent" fo:color="#0070c0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>NAME: SARAN.A</text:span></text:p>
      <text:p text:style-name="P1"><text:span text:style-name="T2"/></text:p>
      <text:p text:style-name="P1"><text:span text:style-name="T3">REGISTER NUMBER: 714019106096</text:span></text:p>
      <text:p text:style-name="P1"><text:span text:style-name="T4"/></text:p>
      <text:p text:style-name="P1"><text:span text:style-name="T5">CODE:</text:span></text:p>
      <text:p text:style-name="P1"><text:span text:style-name="T6"/></text:p>
      <text:p text:style-name="P1"><text:span text:style-name="T7">import time #importing the time lib</text:span></text:p>
      <text:p text:style-name="P1"><text:span text:style-name="T7">import random<text:s text:c="3"/>#importing the random lib</text:span></text:p>
      <text:p text:style-name="P1"><text:span text:style-name="T7">i=0 #initiating with 0</text:span></text:p>
      <text:p text:style-name="P1"><text:span text:style-name="T7">while (i&lt;5):<text:s text:c="4"/>#iterating only for 5 times</text:span></text:p>
      <text:p text:style-name="P1"><text:span text:style-name="T7"><text:s text:c="4"/>i=i+1<text:s text:c="3"/></text:span></text:p>
      <text:p text:style-name="P1"><text:span text:style-name="T7"><text:s text:c="4"/>time.sleep(1)<text:s text:c="3"/>#1sec</text:span></text:p>
      <text:p text:style-name="P1"><text:span text:style-name="T7"><text:s text:c="4"/>temp=random.randint(0,80)</text:span></text:p>
      <text:p text:style-name="P1"><text:span text:style-name="T7"><text:s text:c="4"/>humid=random.randint(1,100)</text:span></text:p>
      <text:p text:style-name="P1"><text:span text:style-name="T7"><text:s text:c="4"/>if temp&lt;=15:</text:span></text:p>
      <text:p text:style-name="P1"><text:span text:style-name="T7"><text:s text:c="8"/>print(temp,"Temperature low")</text:span></text:p>
      <text:p text:style-name="P1"><text:span text:style-name="T7"><text:s text:c="4"/>elif temp&lt;=25:</text:span></text:p>
      <text:p text:style-name="P1"><text:span text:style-name="T7"><text:s text:c="8"/>print(temp,"Temperature is okay &amp; normal")</text:span></text:p>
      <text:p text:style-name="P1"><text:span text:style-name="T7"><text:s text:c="4"/>else:</text:span></text:p>
      <text:p text:style-name="P1"><text:span text:style-name="T7"><text:s text:c="8"/>print(temp,"Temperature is high")</text:span></text:p>
      <text:p text:style-name="P1"><text:span text:style-name="T7"><text:s text:c="4"/>if humid&lt;=50:</text:span></text:p>
      <text:p text:style-name="P1"><text:span text:style-name="T7"><text:s text:c="8"/>print(humid,"The humidity is low")</text:span></text:p>
      <text:p text:style-name="P1"><text:span text:style-name="T7"><text:s text:c="4"/>elif humid&lt;=80:</text:span></text:p>
      <text:p text:style-name="P1"><text:span text:style-name="T7"><text:s text:c="8"/>print(humid,"The humidity is okay &amp; normal")</text:span></text:p>
      <text:p text:style-name="P1"><text:span text:style-name="T7"><text:s text:c="4"/>else:</text:span></text:p>
      <text:p text:style-name="P1"><text:span text:style-name="T7"><text:s text:c="8"/>print(humid,"The humidity is high")</text:span></text:p>
      <text:p text:style-name="P1"><text:span text:style-name="T8"/></text:p>
      <text:p text:style-name="P1"><text:span text:style-name="T8"/></text:p>
      <text:p text:style-name="P1"><text:span text:style-name="T8"/></text:p>
      <text:p text:style-name="P1"><draw:frame text:anchor-type="as-char" svg:width="158.96mm" svg:height="83.82mm" style:rel-width="scale" style:rel-height="scale"><draw:object-ole xlink:href="OleObj1"/><draw:image xlink:href="ObjectReplacements/OleObj1"/></draw:frame><text:span text:style-name="T8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